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>
            <draw:frame table:end-cell-address="Sheet1.N44" table:end-x="0.474cm" table:end-y="0.426cm" draw:z-index="0" draw:style-name="gr1" draw:text-style-name="P1" svg:width="25.201cm" svg:height="17.029cm" svg:x="0.112cm" svg:y="0.107cm">
              <draw:object draw:notify-on-update-of-ranges="Sheet1.A1:Sheet1.A50 Sheet1.B1:Sheet1.B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2018-02-05</text:date>, <text:time>18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Eriksson</meta:initial-creator>
    <meta:creation-date>2018-02-05T18:33:46.28</meta:creation-date>
    <dc:date>2018-02-05T18:36:15.79</dc:date>
    <dc:creator>Torsten Eriksson</dc:creator>
    <meta:editing-duration>PT2M31S</meta:editing-duration>
    <meta:editing-cycles>1</meta:editing-cycles>
    <meta:document-statistic meta:table-count="3" meta:cell-count="100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02cm" svg:height="17.03cm" xlink:href=".." xlink:type="simple" chart:class="chart:scatter" chart:style-name="ch1">
        <chart:legend chart:legend-position="end" svg:x="22.939cm" svg:y="8.203cm" style:legend-expansion="high" chart:style-name="ch2"/>
        <chart:plot-area chart:style-name="ch3" table:cell-range-address="Sheet1.A1:Sheet1.B50" svg:x="1.542cm" svg:y="1.495cm" svg:width="20.389cm" svg:height="14.187cm">
          <chartooo:coordinate-region svg:x="2.349cm" svg:y="1.707cm" svg:width="19.395cm" svg:height="13.302cm"/>
          <chart:axis chart:dimension="x" chart:name="primary-x" chart:style-name="ch4">
            <chart:title svg:x="9.866cm" svg:y="16.023cm" chart:style-name="ch5">
              <text:p>Probality infect others [%]</text:p>
            </chart:title>
          </chart:axis>
          <chart:axis chart:dimension="y" chart:name="primary-y" chart:style-name="ch4">
            <chart:title svg:x="0.451cm" svg:y="10.153cm" chart:style-name="ch6">
              <text:p>Sick in population[%]</text:p>
            </chart:title>
            <chart:grid chart:style-name="ch7" chart:class="major"/>
          </chart:axis>
          <chart:series chart:style-name="ch8" chart:values-cell-range-address="Sheet1.B1:Sheet1.B50" chart:class="chart:scatter">
            <chart:domain table:cell-range-address="Sheet1.A1:Sheet1.A50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